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BodyContact">
      <style:text-properties fo:language="en" fo:country="GB"/>
    </style:style>
    <style:style style:name="P10" style:family="paragraph" style:parent-style-name="Standard">
      <style:text-properties fo:font-size="10pt" fo:language="en" fo:country="GB" fo:font-style="italic" officeooo:rsid="001c378d" officeooo:paragraph-rsid="001c378d" style:font-size-asian="10pt" style:font-style-asian="italic" style:font-size-complex="10pt" style:font-style-complex="italic"/>
    </style:style>
    <style:style style:name="P11" style:family="paragraph" style:parent-style-name="Standard">
      <style:text-properties fo:font-size="10pt" fo:language="en" fo:country="GB" fo:font-style="italic" officeooo:rsid="001d90ba" officeooo:paragraph-rsid="001d90ba" style:font-size-asian="10pt" style:font-style-asian="italic" style:font-size-complex="10pt" style:font-style-complex="italic"/>
    </style:style>
    <style:style style:name="P12" style:family="paragraph" style:parent-style-name="Standard">
      <style:text-properties fo:font-size="10pt" fo:language="en" fo:country="GB" fo:font-style="italic" officeooo:rsid="001f61be" officeooo:paragraph-rsid="001f61be" style:font-size-asian="10pt" style:font-style-asian="italic" style:font-size-complex="10pt" style:font-style-complex="italic"/>
    </style:style>
    <style:style style:name="P13"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4" style:family="paragraph" style:parent-style-name="Heading_20_2" style:list-style-name="WWNum1"/>
    <style:style style:name="P15" style:family="paragraph" style:parent-style-name="Heading_20_3" style:list-style-name="WWNum1"/>
    <style:style style:name="P16" style:family="paragraph" style:parent-style-name="BodyTitle" style:master-page-name="First_20_Page">
      <style:paragraph-properties style:page-number="auto"/>
      <style:text-properties fo:language="en" fo:country="GB"/>
    </style:style>
    <style:style style:name="P17" style:family="paragraph" style:parent-style-name="Footer" style:master-page-name="Standard">
      <style:paragraph-properties style:page-number="auto"/>
      <style:text-properties officeooo:paragraph-rsid="0019354d"/>
    </style:style>
    <style:style style:name="P18"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P19"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Title</text:p>
        <text:p text:style-name="BodyAuthor">First Author<text:note text:id="ftn1" text:note-class="footnote"><text:note-citation>1</text:note-citation><text:note-body><text:p text:style-name="P19">Speaker</text:p></text:note-body></text:note></text:p>
        <text:p text:style-name="BodyContact">Affiliation</text:p>
        <text:p text:style-name="P9">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9">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P10">VII Workshop italiano sulla fisica pp a LHC</text:p>
        <text:p text:style-name="P11">16-18 Maggio 2016</text:p>
        <text:p text:style-name="P12">Pisa, Italy</text:p>
        <text:p text:style-name="P8"/>
      </text:section>
      <text:section text:style-name="Sect1" text:name="Section1">
        <text:p text:style-name="Standard"/>
      </text:section>
      <text:list xml:id="list7118368429051762783" text:style-name="WWNum1">
        <text:list-item>
          <text:h text:style-name="P13" text:outline-level="1"><text:s/>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91952435088095" text:continue-numbering="true" text:style-name="WWNum1">
        <text:list-item>
          <text:list>
            <text:list-item>
              <text:h text:style-name="P14"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91953624698305" text:continue-numbering="true" text:style-name="WWNum1">
        <text:list-item>
          <text:list>
            <text:list-item>
              <text:list>
                <text:list-item>
                  <text:h text:style-name="P15" text:outline-level="3"><text:s/>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913710695068715437" text:style-name="WWNum2">
        <text:list-item>
          <text:p text:style-name="P18">F. Baggins, <text:span text:style-name="T9">Quantum effects of the One Ring</text:span>, <text:span text:style-name="T9">JHEP </text:span><text:span text:style-name="T10">01 </text:span>(3021) 006 [<text:span text:style-name="T11">hep-th/2001033</text:span>]</text:p>
        </text:list-item>
        <text:list-item>
          <text:p text:style-name="P18">B. Baggins, <text:span text:style-name="T9">There and back again</text:span>, Imladris Editions, Rivendell 3018.</text:p>
        </text:list-item>
        <text:list-item>
          <text:p text:style-name="P18">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63cm" fo:margin-right="0.711cm" fo:margin-top="0.353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cm" fo:border="none" style:shadow="none">
        <style:tab-stops>
          <style:tab-stop style:position="30.48cm"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6cm" fo:page-height="29.693cm" style:num-format="1" style:print-orientation="portrait" fo:margin-top="1.321cm" fo:margin-bottom="2cm" fo:margin-left="3cm" fo:margin-right="3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style:dynamic-spacing="false"/>
      </style:header-style>
      <style:footer-style>
        <style:header-footer-properties fo:min-height="0.61cm" fo:margin-left="0cm" fo:margin-right="0cm" fo:margin-top="0.508cm" style:dynamic-spacing="false"/>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15.005cm" svg:height="1.579cm"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6-01-08T12:39:42.319769323</meta:creation-date>
    <meta:editing-duration>P0D</meta:editing-duration>
    <meta:generator>LibreOffice/4.2.8.2$Linux_X86_64 LibreOffice_project/420m0$Build-2</meta:generator>
    <meta:document-statistic meta:table-count="0" meta:image-count="1" meta:object-count="0" meta:page-count="2" meta:paragraph-count="30" meta:word-count="521" meta:character-count="3507" meta:non-whitespace-character-count="30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